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paragraph-rsid="002caa8e"/>
    </style:style>
    <style:style style:name="P3" style:family="paragraph" style:parent-style-name="Preformatted_20_Text">
      <style:text-properties officeooo:rsid="002caa8e" officeooo:paragraph-rsid="002caa8e"/>
    </style:style>
    <style:style style:name="P4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5" style:family="paragraph" style:parent-style-name="Preformatted_20_Text">
      <style:paragraph-properties fo:margin-left="7.504cm" fo:margin-right="0cm" fo:text-indent="0cm" style:auto-text-indent="false"/>
      <style:text-properties officeooo:rsid="00243b4e" officeooo:paragraph-rsid="00243b4e"/>
    </style:style>
    <style:style style:name="P6" style:family="paragraph" style:parent-style-name="Subtitle">
      <style:text-properties officeooo:rsid="002f8cc7" officeooo:paragraph-rsid="002f8cc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aa8e" style:font-weight-asian="normal" style:font-weight-complex="normal"/>
    </style:style>
    <style:style style:name="T3" style:family="text">
      <style:text-properties fo:font-weight="normal" officeooo:rsid="00305bef" style:font-weight-asian="normal" style:font-weight-complex="normal"/>
    </style:style>
    <style:style style:name="T4" style:family="text">
      <style:text-properties officeooo:rsid="00243b4e"/>
    </style:style>
    <style:style style:name="T5" style:family="text">
      <style:text-properties officeooo:rsid="00305bef"/>
    </style:style>
    <style:style style:name="T6" style:family="text">
      <style:text-properties style:font-name="Liberation Mono" fo:font-size="10pt" fo:font-weight="normal" officeooo:rsid="00321c6d" style:font-name-asian="Nimbus Mono L" style:font-size-asian="10pt" style:font-weight-asian="normal" style:font-name-complex="Liberation Mono" style:font-size-complex="10pt" style:font-weight-complex="normal"/>
    </style:style>
    <style:style style:name="T7" style:family="text">
      <style:text-properties officeooo:rsid="003389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ограммно-аппаратные средства Web</text:p>
      <text:p text:style-name="P4">(с) Сергей Синица 20<text:span text:style-name="T4">2</text:span><text:span text:style-name="T7">4</text:span></text:p>
      <text:p text:style-name="P1"/>
      <text:p text:style-name="P6">ЗАДАНИЕ 1</text:p>
      <text:p text:style-name="P3"/>
      <text:p text:style-name="P2"><text:span text:style-name="Strong_20_Emphasis"><text:span text:style-name="T2">1) </text:span></text:span><text:span text:style-name="Strong_20_Emphasis"><text:span text:style-name="T6">Получить через сообщения в Moolde</text:span></text:span><text:span text:style-name="Strong_20_Emphasis"><text:span text:style-name="T2"> логин и пароль доступа к учебному серверу</text:span></text:span></text:p>
      <text:p text:style-name="P2"><text:span text:style-name="Strong_20_Emphasis"><text:span text:style-name="T2">kubsu-dev.ru. Подключиться к нему по SSH с помощью клиента</text:span></text:span></text:p>
      <text:p text:style-name="P2"><text:span text:style-name="Strong_20_Emphasis"><text:span text:style-name="T2">Putty, команды ssh или онлайн-версии ssh-клиента.</text:span></text:span></text:p>
      <text:p text:style-name="P2"><text:span text:style-name="Strong_20_Emphasis"><text:span text:style-name="T2">2) С помощью команды ping на учебном сервере узнать IP-адрес веб-сервера</text:span></text:span></text:p>
      <text:p text:style-name="P2"><text:span text:style-name="Strong_20_Emphasis"><text:span text:style-name="T2">kubsu.ru, сделать скриншот вызова команды ping, добавить скриншот в git-</text:span></text:span></text:p>
      <text:p text:style-name="P2"><text:span text:style-name="Strong_20_Emphasis"><text:span text:style-name="T2">репозитарий задания.</text:span></text:span></text:p>
      <text:p text:style-name="P2"><text:span text:style-name="Strong_20_Emphasis"><text:span text:style-name="T2">3) С помощью команды nslookup узнать A-записи и MX-записи домена kubsu.ru и</text:span></text:span></text:p>
      <text:p text:style-name="P2"><text:span text:style-name="Strong_20_Emphasis"><text:span text:style-name="T2">kubsu-dev.ru, добавить скриншоты в git-репозитарий задания.</text:span></text:span></text:p>
      <text:p text:style-name="P2"><text:span text:style-name="Strong_20_Emphasis"><text:span text:style-name="T2">4) С помощью команды whois узнать дату регистрации домена kubsu.ru и kubsu-</text:span></text:span></text:p>
      <text:p text:style-name="P2"><text:span text:style-name="Strong_20_Emphasis"><text:span text:style-name="T2">dev.ru, добавить скриншоты в git-репозитарий задания.</text:span></text:span></text:p>
      <text:p text:style-name="P2"><text:span text:style-name="Strong_20_Emphasis"><text:span text:style-name="T2">5) Сделать веб-страницу index.html со скриншотами, добавить ее в git, с помощью</text:span></text:span></text:p>
      <text:p text:style-name="P2"><text:span text:style-name="Strong_20_Emphasis"><text:span text:style-name="T2">SSH склонировать репозитарий со скриншотами и страницей в каталог www. Веб-страница должна открываться по адресу http://ваш_логин.kubsu-</text:span></text:span></text:p>
      <text:p text:style-name="P2"><text:span text:style-name="Strong_20_Emphasis"><text:span text:style-name="T2">dev.ru/каталог_задания_1/</text:span></text:span></text:p>
      <text:p text:style-name="P2"><text:span text:style-name="Strong_20_Emphasis"><text:span text:style-name="T2">6) С помощью программы FileZilla или любого другого клиента </text:span></text:span><text:span text:style-name="Strong_20_Emphasis"><text:span text:style-name="T3">S</text:span></text:span><text:span text:style-name="Strong_20_Emphasis"><text:span text:style-name="T2">FTP соединиться с</text:span></text:span></text:p>
      <text:p text:style-name="P2"><text:span text:style-name="Strong_20_Emphasis"><text:span text:style-name="T2">учебным сервером с вашим логином и паролем по протоколу </text:span></text:span><text:span text:style-name="Strong_20_Emphasis"><text:span text:style-name="T3">S</text:span></text:span><text:span text:style-name="Strong_20_Emphasis"><text:span text:style-name="T2">FTP и скопировать на</text:span></text:span></text:p>
      <text:p text:style-name="P2"><text:span text:style-name="Strong_20_Emphasis"><text:span text:style-name="T2">локальный компьютер файлы задания из каталога www. Сделать</text:span></text:span></text:p>
      <text:p text:style-name="P2"><text:span text:style-name="Strong_20_Emphasis"><text:span text:style-name="T2">скриншот </text:span></text:span><text:span text:style-name="Strong_20_Emphasis"><text:span text:style-name="T3">S</text:span></text:span><text:span text:style-name="Strong_20_Emphasis"><text:span text:style-name="T2">FTP-клиента после скачивания файлов, добавить скриншот в GIT и на</text:span></text:span></text:p>
      <text:p text:style-name="P2"><text:span text:style-name="Strong_20_Emphasis"><text:span text:style-name="T2">страницу.</text:span></text:span></text:p>
      <text:p text:style-name="P2"><text:span text:style-name="Strong_20_Emphasis"><text:span text:style-name="T2"/></text:span></text:p>
      <text:p text:style-name="P6"><text:span text:style-name="Strong_20_Emphasis"><text:span text:style-name="T1">СДАЧА РАБОТЫ И ОЦЕНИВАНИЕ</text:span></text:span></text:p>
      <text:p text:style-name="P2"><text:span text:style-name="Strong_20_Emphasis"><text:span text:style-name="T2">В Moodle на проверку отправляется ссылка на сайт на учебном сервере и ссылка на</text:span></text:span></text:p>
      <text:p text:style-name="P2"><text:span text:style-name="Strong_20_Emphasis"><text:span text:style-name="T2">GIT-репозитарий задания. Можно использовать аналогичный собственный сервер и</text:span></text:span></text:p>
      <text:p text:style-name="P2"><text:span text:style-name="Strong_20_Emphasis"><text:span text:style-name="T2">домен, вместо учебного.</text:span></text:span></text:p>
      <text:p text:style-name="P2"><text:span text:style-name="Strong_20_Emphasis"><text:span text:style-name="T2">Время выполнения задания до 2 часов, включая самостоятельную работу.</text:span></text:span></text:p>
      <text:p text:style-name="P2"><text:span text:style-name="Strong_20_Emphasis"><text:span text:style-name="T2">За задание выставляется до 6 баллов, по одному за каждый пункт.</text:span></text:span></text:p>
      <text:p text:style-name="P2"><text:span text:style-name="Strong_20_Emphasis"><text:span text:style-name="T2">Допускается не полное выполнение задания. Не допускается просрочка выполнения задания (просроченное задание оценивается в 0 баллов, для подтверждения выполнения в срок могут проверяться даты коммитов в GIT и даты изменения файлов на сервере). Не допускается списывание задания (в случае обнаружения копирования скриншотов или кода преподаватель ставит 0 баллов как тому, кто копировал, так и тому, у кого копировали).</text:span></text:span></text:p>
      <text:p text:style-name="P2"><text:span text:style-name="Strong_20_Emphasis"><text:span text:style-name="T2"/></text:span></text:p>
      <text:p text:style-name="P6"><text:span text:style-name="Strong_20_Emphasis"><text:span text:style-name="T1">МЕТОДИЧЕСКИЕ УКАЗАНИЯ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Ознакомьтесь материалом первой лекци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6T10:11:37.170101436</dc:date>
    <meta:editing-duration>PT22H2M14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83" meta:character-count="2023" meta:non-whitespace-character-count="1770"/>
  </office:meta>
</office:document-meta>
</file>